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700000309E45473F727C695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8d6a" officeooo:paragraph-rsid="00078d6a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cm" svg:y="0.101cm" svg:width="17cm" svg:height="8.648cm" draw:z-index="0"><draw:image xlink:href="Pictures/10000001000005F700000309E45473F727C695F8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0T12:18:38.785000000</meta:creation-date>
    <dc:date>2022-10-10T12:20:23.666000000</dc:date>
    <meta:editing-duration>PT1M4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